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5000000D6FC2CD67593EA6254.png" manifest:media-type="image/png"/>
  <manifest:file-entry manifest:full-path="Pictures/10001A8F0000160E00001623A4203AC086B25353.svg" manifest:media-type="image/svg+xml"/>
  <manifest:file-entry manifest:full-path="Pictures/10000201000000D5000000D6E9BD163EB65ADD93.png" manifest:media-type="image/png"/>
  <manifest:file-entry manifest:full-path="Pictures/100000000000006400000025B079BBC7E6767A5A.jpg" manifest:media-type="image/jpeg"/>
  <manifest:file-entry manifest:full-path="Pictures/100002010000006F00000056D9360410C6841FC3.png" manifest:media-type="image/png"/>
  <manifest:file-entry manifest:full-path="Pictures/10001DE20000160E00001623B548BC16238DA977.svg" manifest:media-type="image/svg+xml"/>
  <manifest:file-entry manifest:full-path="Pictures/100002010000032000000049183ABB7CD2D29B3C.png" manifest:media-type="image/png"/>
  <manifest:file-entry manifest:full-path="Pictures/10001E0B0000160E00001623C4013914ADAE8809.svg" manifest:media-type="image/svg+xml"/>
  <manifest:file-entry manifest:full-path="Pictures/100045AB00000B7B000008E291B961D957A9C3C8.svg" manifest:media-type="image/svg+xml"/>
  <manifest:file-entry manifest:full-path="Pictures/10000201000000D5000000D64F83985DB2D1FB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adornments="Normal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stroke-dash="Dashed_20__28_var_29__20_1" svg:stroke-width="0cm" draw:stroke-linejoin="none" draw:fill="solid" draw:fill-color="#e6e6e6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1" svg:stroke-width="0cm" draw:stroke-linejoin="none" draw:fill="solid" draw:fill-color="#b2b2b2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3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1cm" fo:min-width="1.903cm"/>
    </style:style>
    <style:style style:name="gr6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763cm"/>
    </style:style>
    <style:style style:name="gr8" style:family="graphic" style:parent-style-name="standard">
      <style:graphic-properties svg:stroke-width="0.04cm" svg:stroke-color="#0066cc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9" style:family="graphic" style:parent-style-name="standard">
      <style:graphic-properties svg:stroke-width="0.04cm" svg:stroke-color="#b80047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3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0.76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3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6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14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3cm" fo:min-width="1.14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14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329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28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559cm, 1.12cm, 0.559cm)" draw:image-opacity="100%" style:mirror="none"/>
    </style:style>
    <style:style style:name="P1" style:family="paragraph">
      <loext:graphic-properties draw:fill="none"/>
      <style:paragraph-properties fo:text-align="center"/>
      <style:text-properties style:font-name="Hack" fo:font-size="10pt" fo:font-style="normal" fo:font-weight="normal"/>
    </style:style>
    <style:style style:name="P2" style:family="paragraph">
      <loext:graphic-properties draw:fill="solid" draw:fill-color="#e6e6e6"/>
      <style:paragraph-properties fo:text-align="center"/>
      <style:text-properties style:font-name="Hack" fo:font-size="10pt" fo:font-style="normal" fo:font-weight="normal"/>
    </style:style>
    <style:style style:name="P3" style:family="paragraph">
      <loext:graphic-properties draw:fill="solid" draw:fill-color="#b2b2b2"/>
      <style:paragraph-properties fo:text-align="center"/>
      <style:text-properties style:font-name="Hack" fo:font-size="10pt" fo:font-style="normal" fo:font-weight="normal"/>
    </style:style>
    <style:style style:name="P4" style:family="paragraph">
      <style:text-properties style:font-name="Hack" fo:font-size="10pt" fo:font-style="normal" fo:font-weight="normal"/>
    </style:style>
    <style:style style:name="P5" style:family="paragraph">
      <loext:graphic-properties draw:fill="none" draw:fill-color="#ffffff"/>
      <style:text-properties fo:color="#c01238" style:font-name="Hack" fo:font-size="10pt" fo:font-style="normal" fo:font-weight="normal" style:font-size-asian="9pt" style:font-style-asian="italic" style:font-weight-asian="bold" style:font-size-complex="9pt" style:font-style-complex="italic" style:font-weight-complex="bold"/>
    </style:style>
    <style:style style:name="P6" style:family="paragraph">
      <style:paragraph-properties fo:text-align="center"/>
      <style:text-properties style:font-name="Hack" fo:font-size="10pt" fo:font-style="normal" fo:font-weight="normal"/>
    </style:style>
    <style:style style:name="P7" style:family="paragraph">
      <loext:graphic-properties draw:fill="none" draw:fill-color="#ffffff"/>
      <style:paragraph-properties fo:text-align="center"/>
      <style:text-properties fo:color="#333333" style:font-name="Hack" fo:font-size="10pt" fo:font-style="normal" fo:font-weight="normal" style:font-size-asian="10pt" style:font-weight-asian="bold" style:font-size-complex="10pt" style:font-weight-complex="bold"/>
    </style:style>
    <style:style style:name="P8" style:family="paragraph">
      <style:text-properties style:font-name="Hack" fo:font-size="10pt" fo:font-style="normal" fo:font-weight="bold"/>
    </style:style>
    <style:style style:name="P9" style:family="paragraph">
      <loext:graphic-properties draw:fill="none" draw:fill-color="#ffffff"/>
      <style:text-properties fo:color="#c01238" style:font-name="Hack" fo:font-size="10pt" fo:font-style="normal" fo:font-weight="bold" style:font-size-asian="9pt" style:font-style-asian="italic" style:font-weight-asian="bold" style:font-size-complex="9pt" style:font-style-complex="italic" style:font-weight-complex="bold"/>
    </style:style>
    <style:style style:name="P10" style:family="paragraph">
      <loext:graphic-properties draw:fill="none" draw:fill-color="#ffffff"/>
      <style:text-properties fo:color="#333333" style:font-name="Hack" fo:font-size="10pt" fo:font-style="normal" fo:font-weight="normal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fo:color="#c01238" style:font-size-asian="9pt" style:font-style-asian="italic" style:font-weight-asian="bold" style:font-size-complex="9pt" style:font-style-complex="italic" style:font-weight-complex="bold"/>
    </style:style>
    <style:style style:name="T2" style:family="text">
      <style:text-properties fo:color="#333333" style:font-size-asian="10pt" style:font-weight-asian="bold" style:font-size-complex="10pt" style:font-weight-complex="bold"/>
    </style:style>
    <style:style style:name="T3" style:family="text">
      <style:text-properties fo:color="#333333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473cm" svg:height="0.538cm" svg:x="14.25cm" svg:y="4.337cm">
          <draw:image xlink:href="Pictures/100000000000006400000025B079BBC7E6767A5A.jpg" xlink:type="simple" xlink:show="embed" xlink:actuate="onLoad">
            <text:p/>
          </draw:image>
        </draw:frame>
        <draw:frame draw:style-name="gr1" draw:text-style-name="P1" draw:layer="layout" svg:width="1.473cm" svg:height="0.538cm" svg:x="14.875cm" svg:y="10.625cm">
          <draw:image xlink:href="Pictures/100000000000006400000025B079BBC7E6767A5A.jpg" xlink:type="simple" xlink:show="embed" xlink:actuate="onLoad">
            <text:p/>
          </draw:image>
        </draw:frame>
        <draw:frame draw:style-name="gr1" draw:text-style-name="P1" draw:layer="layout" svg:width="1.473cm" svg:height="0.538cm" svg:x="11.125cm" svg:y="10.625cm">
          <draw:image xlink:href="Pictures/100000000000006400000025B079BBC7E6767A5A.jpg" xlink:type="simple" xlink:show="embed" xlink:actuate="onLoad">
            <text:p/>
          </draw:image>
        </draw:frame>
        <draw:frame draw:style-name="gr1" draw:text-style-name="P1" draw:layer="layout" svg:width="1.473cm" svg:height="0.538cm" svg:x="0.152cm" svg:y="4.587cm">
          <draw:image xlink:href="Pictures/100000000000006400000025B079BBC7E6767A5A.jpg" xlink:type="simple" xlink:show="embed" xlink:actuate="onLoad">
            <text:p/>
          </draw:image>
        </draw:frame>
        <draw:frame draw:style-name="gr1" draw:text-style-name="P1" draw:layer="layout" svg:width="1.472cm" svg:height="0.541cm" svg:x="7.827cm" svg:y="10.649cm">
          <draw:image xlink:href="Pictures/100000000000006400000025B079BBC7E6767A5A.jpg" xlink:type="simple" xlink:show="embed" xlink:actuate="onLoad">
            <text:p/>
          </draw:image>
        </draw:frame>
        <draw:frame draw:style-name="gr1" draw:text-style-name="P1" draw:layer="layout" svg:width="8.6cm" svg:height="3.97cm" svg:x="4.6cm" svg:y="4.3cm">
          <draw:image xlink:href="Pictures/100045AB00000B7B000008E291B961D957A9C3C8.svg" xlink:type="simple" xlink:show="embed" xlink:actuate="onLoad">
            <text:p/>
          </draw:image>
          <draw:image xlink:href="Pictures/100002010000006F00000056D9360410C6841FC3.png" xlink:type="simple" xlink:show="embed" xlink:actuate="onLoad"/>
        </draw:frame>
        <draw:g>
          <draw:path draw:style-name="gr2" draw:text-style-name="P2" draw:layer="layout" svg:width="2.709cm" svg:height="2.009cm" svg:x="6.83cm" svg:y="0.094cm" svg:viewBox="0 0 2710 2010" svg:d="M2412 1389c331 594-467 547-714 501-265 199-596 131-729-67-211 181-857 207-729-330-265-132-396-594 66-793-155-388 381-602 663-396 133-463 710-351 846 27 332-198 1012 104 597 397 397 197 397 528 0 661z">
            <text:p/>
          </draw:path>
          <draw:path draw:style-name="gr3" draw:text-style-name="P3" draw:layer="layout" svg:width="0.113cm" svg:height="0.181cm" svg:x="9.33cm" svg:y="1.557cm" svg:viewBox="0 0 114 182" svg:d="M53 0c31 63 51 119 61 171l-29 5-28 6c-9-46-28-98-57-157l26-12z">
            <text:p/>
          </draw:path>
          <draw:path draw:style-name="gr3" draw:text-style-name="P3" draw:layer="layout" svg:width="0.099cm" svg:height="0.178cm" svg:x="9.352cm" svg:y="1.794cm" svg:viewBox="0 0 100 179" svg:d="M100 0v11c0 34-5 64-14 92s-22 54-40 76l-22-17-24-17c14-19 25-38 30-60 8-22 12-47 12-74v-9l29-1z">
            <text:p/>
          </draw:path>
          <draw:path draw:style-name="gr3" draw:text-style-name="P3" draw:layer="layout" svg:width="0.181cm" svg:height="0.129cm" svg:x="9.173cm" svg:y="1.976cm" svg:viewBox="0 0 182 130" svg:d="M182 43c-22 20-48 37-75 51-28 14-57 26-89 36l-9-27-9-28c28-8 55-19 79-32 25-13 46-26 65-43l19 22z">
            <text:p/>
          </draw:path>
          <draw:path draw:style-name="gr3" draw:text-style-name="P3" draw:layer="layout" svg:width="0.181cm" svg:height="0.08cm" svg:x="8.952cm" svg:y="2.066cm" svg:viewBox="0 0 182 81" svg:d="M182 56c-57 14-117 21-178 25l-2-28-2-29c57-4 115-11 169-24l6 27z">
            <text:p/>
          </draw:path>
          <draw:path draw:style-name="gr3" draw:text-style-name="P3" draw:layer="layout" svg:width="0.177cm" svg:height="0.063cm" svg:x="8.717cm" svg:y="2.086cm" svg:viewBox="0 0 178 64" svg:d="M178 64h-36c-49 0-98-2-142-6l3-29 2-29c43 4 89 6 137 6 12 0 23 0 36-1v29z">
            <text:p/>
          </draw:path>
          <draw:path draw:style-name="gr3" draw:text-style-name="P3" draw:layer="layout" svg:width="0.172cm" svg:height="0.168cm" svg:x="8.492cm" svg:y="2.069cm" svg:viewBox="0 0 173 169" svg:d="M165 127c-21-3-39-6-57-9-27 19-53 37-80 51l-13-25-15-26c28-15 57-33 85-53l2-2c4-4 10-4 15-4 2 0 3 0 5 1 20 4 42 7 66 10l-4 28zM109 28c4 1 7 1 11 2 4-2 7-5 11-6l-17-24z">
            <text:p/>
          </draw:path>
          <draw:path draw:style-name="gr3" draw:text-style-name="P3" draw:layer="layout" svg:width="0.182cm" svg:height="0.107cm" svg:x="8.283cm" svg:y="2.155cm" svg:viewBox="0 0 183 108" svg:d="M183 53c-58 26-116 45-172 55l-6-29-5-28c52-10 105-27 159-51l12 26z">
            <text:p/>
          </draw:path>
          <draw:path draw:style-name="gr3" draw:text-style-name="P3" draw:layer="layout" svg:width="0.182cm" svg:height="0.073cm" svg:x="8.052cm" svg:y="2.198cm" svg:viewBox="0 0 183 74" svg:d="M183 72c-15 1-30 2-45 2-48 0-95-5-138-18l8-29 8-27c38 11 79 17 122 17 14 0 27-1 40-2l3 28z">
            <text:p/>
          </draw:path>
          <draw:path draw:style-name="gr3" draw:text-style-name="P3" draw:layer="layout" svg:width="0.173cm" svg:height="0.146cm" svg:x="7.844cm" svg:y="2.086cm" svg:viewBox="0 0 174 147" svg:d="M150 147c-57-25-108-62-150-108l22-19 21-20c36 40 81 71 131 94l-12 25z">
            <text:p/>
          </draw:path>
          <draw:path draw:style-name="gr3" draw:text-style-name="P3" draw:layer="layout" svg:width="0.182cm" svg:height="0.121cm" svg:x="7.664cm" svg:y="2.047cm" svg:viewBox="0 0 183 122" svg:d="M183 45c-24 18-50 33-78 46s-59 24-90 31l-8-28-7-28c28-7 56-16 80-27 25-11 47-24 66-39l19 23z">
            <text:p/>
          </draw:path>
          <draw:path draw:style-name="gr3" draw:text-style-name="P3" draw:layer="layout" svg:width="0.182cm" svg:height="0.063cm" svg:x="7.436cm" svg:y="2.123cm" svg:viewBox="0 0 183 64" svg:d="M183 57c-31 5-62 7-94 7-29 0-59-2-89-6l4-29 4-28c26 3 55 5 81 5 29 0 57-2 86-6l3 28z">
            <text:p/>
          </draw:path>
          <draw:path draw:style-name="gr3" draw:text-style-name="P3" draw:layer="layout" svg:width="0.182cm" svg:height="0.113cm" svg:x="7.205cm" svg:y="2.057cm" svg:viewBox="0 0 183 114" svg:d="M172 114c-61-13-119-35-172-64l15-26 13-24c48 26 102 46 155 57l-5 28z">
            <text:p/>
          </draw:path>
          <draw:path draw:style-name="gr3" draw:text-style-name="P3" draw:layer="layout" svg:width="0.158cm" svg:height="0.165cm" svg:x="7.029cm" svg:y="1.909cm" svg:viewBox="0 0 159 166" svg:d="M124 166c-49-37-93-82-124-137l26-14 24-15c28 48 65 88 109 119l-18 23z">
            <text:p/>
          </draw:path>
          <draw:path draw:style-name="gr3" draw:text-style-name="P3" draw:layer="layout" svg:width="0.084cm" svg:height="0.179cm" svg:x="6.971cm" svg:y="1.702cm" svg:viewBox="0 0 85 180" svg:d="M31 180c-20-51-31-109-31-174v-6h29l30 1v5c0 57 9 108 26 153l-26 10z">
            <text:p/>
          </draw:path>
          <draw:path draw:style-name="gr3" draw:text-style-name="P3" draw:layer="layout" svg:width="0.182cm" svg:height="0.147cm" svg:x="6.851cm" svg:y="1.514cm" svg:viewBox="0 0 183 148" svg:d="M125 124l26 3 3-6-28-3c-1 1-1 4-1 6zM182 131l-29-4h-2l-10 21c-52-26-100-63-141-109l22-19 21-20c36 40 78 73 124 95 1 1 2 1 2 2 0 6 8 6 11 10s3 10 3 14c0 2 0 2 0 4s0 4-1 6z">
            <text:p/>
          </draw:path>
          <draw:path draw:style-name="gr3" draw:text-style-name="P3" draw:layer="layout" svg:width="0.128cm" svg:height="0.179cm" svg:x="6.731cm" svg:y="1.325cm" svg:viewBox="0 0 129 180" svg:d="M81 180c-35-48-62-104-81-162l27-10 28-8c18 53 42 103 74 147l-25 17z">
            <text:p/>
          </draw:path>
          <draw:path draw:style-name="gr3" draw:text-style-name="P3" draw:layer="layout" svg:width="0.068cm" svg:height="0.182cm" svg:x="6.704cm" svg:y="1.101cm" svg:viewBox="0 0 69 183" svg:d="M12 183c-8-37-12-75-12-113 0-24 2-46 5-70l28 4 30 4c-4 20-5 42-5 62 0 34 4 68 11 101l-29 6z">
            <text:p/>
          </draw:path>
          <draw:path draw:style-name="gr3" draw:text-style-name="P3" draw:layer="layout" svg:width="0.126cm" svg:height="0.179cm" svg:x="6.72cm" svg:y="0.875cm" svg:viewBox="0 0 127 180" svg:d="M0 166c16-58 41-114 80-166l24 18 23 17c-35 46-57 94-71 145l-29-7z">
            <text:p/>
          </draw:path>
          <draw:path draw:style-name="gr3" draw:text-style-name="P3" draw:layer="layout" svg:width="0.172cm" svg:height="0.148cm" svg:x="6.84cm" svg:y="0.721cm" svg:viewBox="0 0 173 149" svg:d="M0 109c38-40 86-78 144-109l15 24 14 26c-52 29-96 63-131 99l-21-20z">
            <text:p/>
          </draw:path>
          <draw:path draw:style-name="gr3" draw:text-style-name="P3" draw:layer="layout" svg:width="0.09cm" svg:height="0.186cm" svg:x="7.01cm" svg:y="0.558cm" svg:viewBox="0 0 91 187" svg:d="M31 134l12 27 19-9-12-26c-6 2-13 5-19 8zM55 187l-12-26-8 3c-24-59-35-114-35-164h29 29c0 43 10 91 30 142 2 3 3 7 3 10 0 7-2 11-4 15-2 5-6 7-10 10-1 1-2 1-4 2-6 2-12 5-18 8z">
            <text:p/>
          </draw:path>
          <draw:path draw:style-name="gr3" draw:text-style-name="P3" draw:layer="layout" svg:width="0.129cm" svg:height="0.175cm" svg:x="7.016cm" svg:y="0.331cm" svg:viewBox="0 0 130 176" svg:d="M0 166c6-34 18-63 32-91 15-27 34-52 56-75l21 21 21 19c-19 19-35 40-47 63-12 22-21 47-26 73l-29-5z">
            <text:p/>
          </draw:path>
          <draw:path draw:style-name="gr3" draw:text-style-name="P3" draw:layer="layout" svg:width="0.181cm" svg:height="0.122cm" svg:x="7.151cm" svg:y="0.213cm" svg:viewBox="0 0 182 123" svg:d="M0 77c48-35 105-61 168-77l7 27 7 29c-55 14-105 37-148 67l-16-22z">
            <text:p/>
          </draw:path>
          <draw:path draw:style-name="gr3" draw:text-style-name="P3" draw:layer="layout" svg:width="0.182cm" svg:height="0.065cm" svg:x="7.379cm" svg:y="0.193cm" svg:viewBox="0 0 183 66" svg:d="M0 7c28-5 58-7 86-7 33 0 65 3 97 8l-4 29-5 29c-29-5-58-7-88-7-26 0-52 1-77 5l-4-29z">
            <text:p/>
          </draw:path>
          <draw:path draw:style-name="gr3" draw:text-style-name="P3" draw:layer="layout" svg:width="0.189cm" svg:height="0.181cm" svg:x="7.606cm" svg:y="0.214cm" svg:viewBox="0 0 190 182" svg:d="M16 0c57 16 113 41 162 76l-14 20 26 9c-1 2-1 3-2 4-1 2-1 4-2 6-17 51-5 7-10 10s-10 4-15 4-10-2-15-4c0-1-1-1-2-2-44-31-93-52-144-67l8-29zM137 182l3-4-2-1-26-9c-1 2-2 3-2 5z">
            <text:p/>
          </draw:path>
          <draw:path draw:style-name="gr3" draw:text-style-name="P3" draw:layer="layout" svg:width="0.151cm" svg:height="0.167cm" svg:x="7.766cm" svg:y="0.1cm" svg:viewBox="0 0 152 168" svg:d="M0 142c15-28 31-54 52-78 20-24 41-45 65-64l17 24 18 22c-20 17-38 34-56 55-17 20-32 43-44 67l-26-12z">
            <text:p/>
          </draw:path>
          <draw:path draw:style-name="gr3" draw:text-style-name="P3" draw:layer="layout" svg:width="0.182cm" svg:height="0.109cm" svg:x="7.934cm" svg:y="0.006cm" svg:viewBox="0 0 183 110" svg:d="M0 59c53-31 113-50 175-59l4 28 4 29c-54 9-107 25-154 53l-14-26z">
            <text:p/>
          </draw:path>
          <draw:path draw:style-name="gr3" draw:text-style-name="P3" draw:layer="layout" svg:width="0.181cm" svg:height="0.079cm" svg:x="8.171cm" svg:y="0cm" svg:viewBox="0 0 182 80" svg:d="M0 0h18c55 0 110 8 164 24l-9 29-8 27c-48-14-98-22-147-22-6 0-11 0-16 1l-1-30z">
            <text:p/>
          </draw:path>
          <draw:path draw:style-name="gr3" draw:text-style-name="P3" draw:layer="layout" svg:width="0.176cm" svg:height="0.141cm" svg:x="8.385cm" svg:y="0.046cm" svg:viewBox="0 0 177 142" svg:d="M24 0c54 24 107 58 153 101l-20 20-21 21c-39-38-86-68-136-89l12-27z">
            <text:p/>
          </draw:path>
          <draw:path draw:style-name="gr3" draw:text-style-name="P3" draw:layer="layout" svg:width="0.128cm" svg:height="0.211cm" svg:x="8.559cm" svg:y="0.191cm" svg:viewBox="0 0 129 212" svg:d="M44 0c34 42 64 91 85 146l-14 5 14 23c-5 3-8 5-13 7s-9 4-15 4-10-1-14-4-9-6-11-10c0-2 0-4-1-5-19-49-45-92-75-129l22-18zM33 212l14-5-1-2-13-26c-5 3-9 5-13 8z">
            <text:p/>
          </draw:path>
          <draw:path draw:style-name="gr3" draw:text-style-name="P3" draw:layer="layout" svg:width="0.181cm" svg:height="0.086cm" svg:x="8.717cm" svg:y="0.257cm" svg:viewBox="0 0 182 87" svg:d="M0 33c56-21 118-31 181-33l1 29v29c-56 1-111 11-162 29l-10-27z">
            <text:p/>
          </draw:path>
          <draw:path draw:style-name="gr3" draw:text-style-name="P3" draw:layer="layout" svg:width="0.182cm" svg:height="0.087cm" svg:x="8.954cm" svg:y="0.258cm" svg:viewBox="0 0 183 88" svg:d="M4 0c61 4 121 16 179 33l-9 28-9 27c-53-17-109-26-165-30l2-30z">
            <text:p/>
          </draw:path>
          <draw:path draw:style-name="gr3" draw:text-style-name="P3" draw:layer="layout" svg:width="0.181cm" svg:height="0.134cm" svg:x="9.171cm" svg:y="0.311cm" svg:viewBox="0 0 182 135" svg:d="M21 0c59 24 113 53 161 88l-19 24-17 23c-42-32-93-60-146-82l11-27z">
            <text:p/>
          </draw:path>
          <draw:path draw:style-name="gr3" draw:text-style-name="P3" draw:layer="layout" svg:width="0.139cm" svg:height="0.173cm" svg:x="9.358cm" svg:y="0.44cm" svg:viewBox="0 0 140 174" svg:d="M40 0c26 24 46 50 63 75 18 28 30 56 37 86l-27 6-29 7c-6-22-16-46-30-67-14-23-32-44-54-65l21-21z">
            <text:p/>
          </draw:path>
          <draw:path draw:style-name="gr3" draw:text-style-name="P3" draw:layer="layout" svg:width="0.116cm" svg:height="0.174cm" svg:x="9.389cm" svg:y="0.663cm" svg:viewBox="0 0 117 175" svg:d="M117 1c-1 29-7 59-19 88s-29 58-54 86l-22-18-22-19c20-23 34-47 44-70 9-23 14-45 15-68l28 1z">
            <text:p/>
          </draw:path>
          <draw:path draw:style-name="gr3" draw:text-style-name="P3" draw:layer="layout" svg:width="0.159cm" svg:height="0.165cm" svg:x="9.398cm" svg:y="0.832cm" svg:viewBox="0 0 160 166" svg:d="M31 0c24 15 47 34 69 58 21 22 41 48 60 76l-25 16-24 16c-17-26-34-49-53-68s-38-36-58-49l16-25z">
            <text:p/>
          </draw:path>
          <draw:path draw:style-name="gr3" draw:text-style-name="P3" draw:layer="layout" svg:width="0.106cm" svg:height="0.181cm" svg:x="9.536cm" svg:y="1.02cm" svg:viewBox="0 0 107 182" svg:d="M52 0c26 54 47 114 55 174l-29 4-28 4c-8-54-25-107-50-156l26-12z">
            <text:p/>
          </draw:path>
          <draw:path draw:style-name="gr3" draw:text-style-name="P3" draw:layer="layout" svg:width="0.1cm" svg:height="0.179cm" svg:x="9.546cm" svg:y="1.255cm" svg:viewBox="0 0 101 180" svg:d="M101 1c0 31-5 62-13 92-9 30-21 60-39 87l-24-15-25-16c15-23 25-47 32-72 7-24 11-51 11-77l30 1z">
            <text:p/>
          </draw:path>
          <draw:path draw:style-name="gr3" draw:text-style-name="P3" draw:layer="layout" svg:width="0.176cm" svg:height="0.138cm" svg:x="9.379cm" svg:y="1.445cm" svg:viewBox="0 0 177 139" svg:d="M177 40c-20 20-43 38-68 55-26 17-55 31-88 44l-10-26-11-28c28-11 55-23 78-39 21-14 40-28 56-46l21 21z">
            <text:p/>
          </draw:path>
        </draw:g>
        <draw:frame draw:style-name="gr4" draw:text-style-name="P5" draw:layer="layout" svg:width="1.984cm" svg:height="0.662cm" svg:x="2.3cm" svg:y="10.2cm">
          <draw:text-box>
            <text:p text:style-name="P4"><text:span text:style-name="T1">Spoke21</text:span></text:p>
          </draw:text-box>
        </draw:frame>
        <draw:frame draw:style-name="gr5" draw:text-style-name="P7" draw:layer="layout" svg:width="2.403cm" svg:height="0.662cm" svg:x="7.094cm" svg:y="0.698cm">
          <draw:text-box>
            <text:p text:style-name="P6"><text:span text:style-name="T2">Internet</text:span></text:p>
          </draw:text-box>
        </draw:frame>
        <draw:line draw:style-name="gr6" draw:text-style-name="P6" draw:layer="layout" svg:x1="5.33cm" svg:y1="4.946cm" svg:x2="8.073cm" svg:y2="3.232cm">
          <text:p/>
        </draw:line>
        <draw:frame draw:style-name="gr7" draw:text-style-name="P9" draw:layer="layout" svg:width="1.349cm" svg:height="0.662cm" svg:x="5.2cm" svg:y="7.8cm">
          <draw:text-box>
            <text:p text:style-name="P8"><text:span text:style-name="T1">Hub2</text:span></text:p>
          </draw:text-box>
        </draw:frame>
        <draw:line draw:style-name="gr8" draw:text-style-name="P6" draw:layer="layout" svg:x1="5.379cm" svg:y1="5.435cm" svg:x2="12.125cm" svg:y2="7.394cm">
          <text:p/>
        </draw:line>
        <draw:line draw:style-name="gr8" draw:text-style-name="P6" draw:layer="layout" svg:x1="6.483cm" svg:y1="7.394cm" svg:x2="12.126cm" svg:y2="7.394cm">
          <text:p/>
        </draw:line>
        <draw:line draw:style-name="gr8" draw:text-style-name="P6" draw:layer="layout" svg:x1="4.888cm" svg:y1="5.68cm" svg:x2="5.501cm" svg:y2="6.782cm">
          <text:p/>
        </draw:line>
        <draw:line draw:style-name="gr9" draw:text-style-name="P6" draw:layer="layout" svg:x1="11.021cm" svg:y1="5.435cm" svg:x2="6.483cm" svg:y2="7.394cm">
          <text:p/>
        </draw:line>
        <draw:line draw:style-name="gr9" draw:text-style-name="P6" draw:layer="layout" svg:x1="11.757cm" svg:y1="5.68cm" svg:x2="12.493cm" svg:y2="6.782cm">
          <text:p/>
        </draw:line>
        <draw:line draw:style-name="gr9" draw:text-style-name="P6" draw:layer="layout" svg:x1="6.483cm" svg:y1="7.516cm" svg:x2="12.125cm" svg:y2="7.516cm">
          <text:p/>
        </draw:line>
        <draw:line draw:style-name="gr6" draw:text-style-name="P6" draw:layer="layout" svg:x1="8.931cm" svg:y1="3.232cm" svg:x2="11.021cm" svg:y2="4.946cm">
          <text:p/>
        </draw:line>
        <draw:g>
          <draw:line draw:style-name="gr6" draw:text-style-name="P6" draw:layer="layout" svg:x1="6.954cm" svg:y1="8.362cm" svg:x2="6.741cm" svg:y2="8.508cm">
            <text:p/>
          </draw:line>
          <draw:line draw:style-name="gr6" draw:text-style-name="P6" draw:layer="layout" svg:x1="6.017cm" svg:y1="7.638cm" svg:x2="6.741cm" svg:y2="8.506cm">
            <text:p/>
          </draw:line>
          <draw:line draw:style-name="gr6" draw:text-style-name="P6" draw:layer="layout" svg:x1="6.954cm" svg:y1="8.362cm" svg:x2="7.636cm" svg:y2="9.23cm">
            <text:p/>
          </draw:line>
        </draw:g>
        <draw:g>
          <draw:line draw:style-name="gr6" draw:text-style-name="P6" draw:layer="layout" svg:x1="4.991cm" svg:y1="8.506cm" svg:x2="4.778cm" svg:y2="8.36cm">
            <text:p/>
          </draw:line>
          <draw:line draw:style-name="gr6" draw:text-style-name="P6" draw:layer="layout" svg:x1="4.054cm" svg:y1="9.23cm" svg:x2="4.778cm" svg:y2="8.362cm">
            <text:p/>
          </draw:line>
          <draw:line draw:style-name="gr6" draw:text-style-name="P6" draw:layer="layout" svg:x1="4.991cm" svg:y1="8.506cm" svg:x2="5.673cm" svg:y2="7.638cm">
            <text:p/>
          </draw:line>
        </draw:g>
        <draw:g>
          <draw:line draw:style-name="gr6" draw:text-style-name="P6" draw:layer="layout" svg:x1="14.019cm" svg:y1="8.362cm" svg:x2="13.806cm" svg:y2="8.508cm">
            <text:p/>
          </draw:line>
          <draw:line draw:style-name="gr6" draw:text-style-name="P6" draw:layer="layout" svg:x1="13.082cm" svg:y1="7.638cm" svg:x2="13.806cm" svg:y2="8.506cm">
            <text:p/>
          </draw:line>
          <draw:line draw:style-name="gr6" draw:text-style-name="P6" draw:layer="layout" svg:x1="14.019cm" svg:y1="8.362cm" svg:x2="14.701cm" svg:y2="9.23cm">
            <text:p/>
          </draw:line>
        </draw:g>
        <draw:g>
          <draw:line draw:style-name="gr6" draw:text-style-name="P6" draw:layer="layout" svg:x1="12.056cm" svg:y1="8.506cm" svg:x2="11.843cm" svg:y2="8.36cm">
            <text:p/>
          </draw:line>
          <draw:line draw:style-name="gr6" draw:text-style-name="P6" draw:layer="layout" svg:x1="11.119cm" svg:y1="9.23cm" svg:x2="11.843cm" svg:y2="8.362cm">
            <text:p/>
          </draw:line>
          <draw:line draw:style-name="gr6" draw:text-style-name="P6" draw:layer="layout" svg:x1="12.056cm" svg:y1="8.506cm" svg:x2="12.738cm" svg:y2="7.638cm">
            <text:p/>
          </draw:line>
        </draw:g>
        <draw:frame draw:style-name="gr10" draw:text-style-name="P5" draw:layer="layout" svg:width="1.984cm" svg:height="0.662cm" svg:x="6cm" svg:y="10.2cm">
          <draw:text-box>
            <text:p text:style-name="P4"><text:span text:style-name="T1">Spoke22</text:span></text:p>
          </draw:text-box>
        </draw:frame>
        <draw:frame draw:style-name="gr7" draw:text-style-name="P9" draw:layer="layout" svg:width="1.349cm" svg:height="0.662cm" svg:x="12.2cm" svg:y="7.8cm">
          <draw:text-box>
            <text:p text:style-name="P8"><text:span text:style-name="T1">Hub3</text:span></text:p>
          </draw:text-box>
        </draw:frame>
        <draw:g>
          <draw:line draw:style-name="gr6" draw:text-style-name="P6" draw:layer="layout" svg:x1="13.373cm" svg:y1="4.176cm" svg:x2="13.575cm" svg:y2="4.356cm">
            <text:p/>
          </draw:line>
          <draw:line draw:style-name="gr6" draw:text-style-name="P6" draw:layer="layout" svg:x1="12.37cm" svg:y1="4.969cm" svg:x2="13.574cm" svg:y2="4.356cm">
            <text:p/>
          </draw:line>
          <draw:line draw:style-name="gr6" draw:text-style-name="P6" draw:layer="layout" svg:x1="13.373cm" svg:y1="4.176cm" svg:x2="14.577cm" svg:y2="3.599cm">
            <text:p/>
          </draw:line>
        </draw:g>
        <draw:g>
          <draw:line draw:style-name="gr6" draw:text-style-name="P6" draw:layer="layout" svg:x1="13.709cm" svg:y1="5.591cm" svg:x2="13.399cm" svg:y2="5.647cm">
            <text:p/>
          </draw:line>
          <draw:line draw:style-name="gr6" draw:text-style-name="P6" draw:layer="layout" svg:x1="12.346cm" svg:y1="5.313cm" svg:x2="13.4cm" svg:y2="5.647cm">
            <text:p/>
          </draw:line>
          <draw:line draw:style-name="gr6" draw:text-style-name="P6" draw:layer="layout" svg:x1="13.709cm" svg:y1="5.591cm" svg:x2="14.701cm" svg:y2="5.925cm">
            <text:p/>
          </draw:line>
        </draw:g>
        <draw:g>
          <draw:line draw:style-name="gr6" draw:text-style-name="P6" draw:layer="layout" svg:x1="3.124cm" svg:y1="4.406cm" svg:x2="2.922cm" svg:y2="4.586cm">
            <text:p/>
          </draw:line>
          <draw:line draw:style-name="gr6" draw:text-style-name="P6" draw:layer="layout" svg:x1="4.128cm" svg:y1="5.199cm" svg:x2="2.924cm" svg:y2="4.586cm">
            <text:p/>
          </draw:line>
          <draw:line draw:style-name="gr6" draw:text-style-name="P6" draw:layer="layout" svg:x1="3.124cm" svg:y1="4.406cm" svg:x2="1.92cm" svg:y2="3.829cm">
            <text:p/>
          </draw:line>
        </draw:g>
        <draw:g>
          <draw:line draw:style-name="gr6" draw:text-style-name="P6" draw:layer="layout" svg:x1="2.789cm" svg:y1="5.821cm" svg:x2="3.099cm" svg:y2="5.877cm">
            <text:p/>
          </draw:line>
          <draw:line draw:style-name="gr6" draw:text-style-name="P6" draw:layer="layout" svg:x1="4.153cm" svg:y1="5.543cm" svg:x2="3.099cm" svg:y2="5.877cm">
            <text:p/>
          </draw:line>
          <draw:line draw:style-name="gr6" draw:text-style-name="P6" draw:layer="layout" svg:x1="2.79cm" svg:y1="5.821cm" svg:x2="1.798cm" svg:y2="6.155cm">
            <text:p/>
          </draw:line>
        </draw:g>
        <draw:frame draw:style-name="gr10" draw:text-style-name="P5" draw:layer="layout" svg:width="1.984cm" svg:height="0.662cm" svg:x="9.4cm" svg:y="10.2cm">
          <draw:text-box>
            <text:p text:style-name="P4"><text:span text:style-name="T1">Spoke31</text:span></text:p>
          </draw:text-box>
        </draw:frame>
        <draw:frame draw:style-name="gr4" draw:text-style-name="P5" draw:layer="layout" svg:width="1.984cm" svg:height="0.662cm" svg:x="13.1cm" svg:y="10.2cm">
          <draw:text-box>
            <text:p text:style-name="P4"><text:span text:style-name="T1">Spoke32</text:span></text:p>
          </draw:text-box>
        </draw:frame>
        <draw:frame draw:style-name="gr7" draw:text-style-name="P9" draw:layer="layout" svg:width="1.349cm" svg:height="0.662cm" svg:x="11.1cm" svg:y="4.3cm">
          <draw:text-box>
            <text:p text:style-name="P8"><text:span text:style-name="T1">Hub4</text:span></text:p>
          </draw:text-box>
        </draw:frame>
        <draw:frame draw:style-name="gr11" draw:text-style-name="P9" draw:layer="layout" svg:width="1.349cm" svg:height="0.662cm" svg:x="4cm" svg:y="4.3cm">
          <draw:text-box>
            <text:p text:style-name="P8"><text:span text:style-name="T1">Hub1</text:span></text:p>
          </draw:text-box>
        </draw:frame>
        <draw:frame draw:style-name="gr12" draw:text-style-name="P5" draw:layer="layout" svg:width="1.984cm" svg:height="0.662cm" svg:x="15.1cm" svg:y="6.5cm">
          <draw:text-box>
            <text:p text:style-name="P4"><text:span text:style-name="T1">Spoke41</text:span></text:p>
          </draw:text-box>
        </draw:frame>
        <draw:frame draw:style-name="gr10" draw:text-style-name="P5" draw:layer="layout" svg:width="1.984cm" svg:height="0.662cm" svg:x="15cm" svg:y="4.1cm">
          <draw:text-box>
            <text:p text:style-name="P4"><text:span text:style-name="T1">Spoke42</text:span></text:p>
          </draw:text-box>
        </draw:frame>
        <draw:frame draw:style-name="gr10" draw:text-style-name="P5" draw:layer="layout" svg:width="1.984cm" svg:height="0.662cm" svg:x="0.9cm" svg:y="6.7cm">
          <draw:text-box>
            <text:p text:style-name="P4"><text:span text:style-name="T1">Spoke12</text:span></text:p>
          </draw:text-box>
        </draw:frame>
        <draw:frame draw:style-name="gr10" draw:text-style-name="P5" draw:layer="layout" svg:width="1.984cm" svg:height="0.662cm" svg:x="1.1cm" svg:y="4.2cm">
          <draw:text-box>
            <text:p text:style-name="P4"><text:span text:style-name="T1">Spoke11</text:span></text:p>
          </draw:text-box>
        </draw:frame>
        <draw:line draw:style-name="gr6" draw:text-style-name="P6" draw:layer="layout" svg:x1="0.836cm" svg:y1="0.588cm" svg:x2="2.063cm" svg:y2="0.588cm">
          <text:p/>
        </draw:line>
        <draw:line draw:style-name="gr9" draw:text-style-name="P6" draw:layer="layout" svg:x1="0.836cm" svg:y1="0.808cm" svg:x2="2.063cm" svg:y2="0.808cm">
          <text:p/>
        </draw:line>
        <draw:line draw:style-name="gr8" draw:text-style-name="P6" draw:layer="layout" svg:x1="0.836cm" svg:y1="1.053cm" svg:x2="2.063cm" svg:y2="1.053cm">
          <text:p/>
        </draw:line>
        <draw:frame draw:style-name="gr13" draw:text-style-name="P10" draw:layer="layout" svg:width="1.137cm" svg:height="0.662cm" svg:x="1.94cm" svg:y="0.538cm">
          <draw:text-box>
            <text:p text:style-name="P4"><text:span text:style-name="T3">LAN</text:span></text:p>
          </draw:text-box>
        </draw:frame>
        <draw:g>
          <draw:line draw:style-name="gr6" draw:text-style-name="P6" draw:layer="layout" svg:x1="1.449cm" svg:y1="1.653cm" svg:x2="1.573cm" svg:y2="1.733cm">
            <text:p/>
          </draw:line>
          <draw:line draw:style-name="gr6" draw:text-style-name="P6" draw:layer="layout" svg:x1="0.836cm" svg:y1="2.007cm" svg:x2="1.572cm" svg:y2="1.733cm">
            <text:p/>
          </draw:line>
          <draw:line draw:style-name="gr6" draw:text-style-name="P6" draw:layer="layout" svg:x1="1.449cm" svg:y1="1.653cm" svg:x2="2.185cm" svg:y2="1.395cm">
            <text:p/>
          </draw:line>
        </draw:g>
        <draw:frame draw:style-name="gr13" draw:text-style-name="P10" draw:layer="layout" svg:width="1.137cm" svg:height="0.662cm" svg:x="1.941cm" svg:y="1.42cm">
          <draw:text-box>
            <text:p text:style-name="P4"><text:span text:style-name="T3">WAN</text:span></text:p>
          </draw:text-box>
        </draw:frame>
        <draw:frame draw:style-name="gr1" draw:text-style-name="P1" draw:layer="layout" svg:width="3.435cm" svg:height="0.314cm" svg:x="6.478cm" svg:y="3.041cm">
          <draw:image xlink:href="Pictures/100002010000032000000049183ABB7CD2D29B3C.png" xlink:type="simple" xlink:show="embed" xlink:actuate="onLoad">
            <text:p/>
          </draw:image>
        </draw:frame>
        <draw:line draw:style-name="gr6" draw:text-style-name="P6" draw:layer="layout" svg:x1="8.195cm" svg:y1="3.11cm" svg:x2="8.195cm" svg:y2="2.62cm">
          <text:p/>
        </draw:line>
        <draw:line draw:style-name="gr6" draw:text-style-name="P6" draw:layer="layout" svg:x1="4.271cm" svg:y1="11.188cm" svg:x2="3.78cm" svg:y2="11.188cm">
          <text:p/>
        </draw:line>
        <draw:frame draw:style-name="gr1" draw:text-style-name="P1" draw:layer="layout" svg:width="1.473cm" svg:height="0.541cm" svg:x="4.025cm" svg:y="10.649cm">
          <draw:image xlink:href="Pictures/100000000000006400000025B079BBC7E6767A5A.jpg" xlink:type="simple" xlink:show="embed" xlink:actuate="onLoad">
            <text:p/>
          </draw:image>
        </draw:frame>
        <draw:frame draw:style-name="gr14" draw:text-style-name="P10" draw:layer="layout" svg:width="1.772cm" svg:height="0.662cm" svg:x="3.239cm" svg:y="11.067cm">
          <draw:text-box>
            <text:p text:style-name="P4"><text:span text:style-name="T3">dummy0</text:span></text:p>
          </draw:text-box>
        </draw:frame>
        <draw:line draw:style-name="gr6" draw:text-style-name="P6" draw:layer="layout" svg:x1="7.754cm" svg:y1="11.175cm" svg:x2="7.754cm" svg:y2="10.073cm">
          <text:p/>
        </draw:line>
        <draw:line draw:style-name="gr6" draw:text-style-name="P6" draw:layer="layout" svg:x1="8cm" svg:y1="11.175cm" svg:x2="7.509cm" svg:y2="11.175cm">
          <text:p/>
        </draw:line>
        <draw:frame draw:style-name="gr15" draw:text-style-name="P10" draw:layer="layout" svg:width="1.772cm" svg:height="0.662cm" svg:x="6.97cm" svg:y="11.053cm">
          <draw:text-box>
            <text:p text:style-name="P4"><text:span text:style-name="T3">dummy0</text:span></text:p>
          </draw:text-box>
        </draw:frame>
        <draw:line draw:style-name="gr6" draw:text-style-name="P6" draw:layer="layout" svg:x1="11.091cm" svg:y1="11.175cm" svg:x2="11.091cm" svg:y2="10.073cm">
          <text:p/>
        </draw:line>
        <draw:line draw:style-name="gr6" draw:text-style-name="P6" draw:layer="layout" svg:x1="11.336cm" svg:y1="11.175cm" svg:x2="10.845cm" svg:y2="11.175cm">
          <text:p/>
        </draw:line>
        <draw:frame draw:style-name="gr14" draw:text-style-name="P10" draw:layer="layout" svg:width="1.772cm" svg:height="0.662cm" svg:x="10.304cm" svg:y="11.053cm">
          <draw:text-box>
            <text:p text:style-name="P4"><text:span text:style-name="T3">dummy0</text:span></text:p>
          </draw:text-box>
        </draw:frame>
        <draw:line draw:style-name="gr6" draw:text-style-name="P6" draw:layer="layout" svg:x1="14.819cm" svg:y1="11.175cm" svg:x2="14.819cm" svg:y2="10.073cm">
          <text:p/>
        </draw:line>
        <draw:line draw:style-name="gr6" draw:text-style-name="P6" draw:layer="layout" svg:x1="15.065cm" svg:y1="11.175cm" svg:x2="14.574cm" svg:y2="11.175cm">
          <text:p/>
        </draw:line>
        <draw:frame draw:style-name="gr14" draw:text-style-name="P10" draw:layer="layout" svg:width="1.772cm" svg:height="0.662cm" svg:x="14.034cm" svg:y="11.053cm">
          <draw:text-box>
            <text:p text:style-name="P4"><text:span text:style-name="T3">dummy0</text:span></text:p>
          </draw:text-box>
        </draw:frame>
        <draw:line draw:style-name="gr6" draw:text-style-name="P6" draw:layer="layout" svg:x1="15.338cm" svg:y1="7.394cm" svg:x2="15.338cm" svg:y2="6.292cm">
          <text:p/>
        </draw:line>
        <draw:line draw:style-name="gr6" draw:text-style-name="P6" draw:layer="layout" svg:x1="15.584cm" svg:y1="7.394cm" svg:x2="15.093cm" svg:y2="7.394cm">
          <text:p/>
        </draw:line>
        <draw:frame draw:style-name="gr16" draw:text-style-name="P10" draw:layer="layout" svg:width="1.772cm" svg:height="0.662cm" svg:x="14.553cm" svg:y="7.272cm">
          <draw:text-box>
            <text:p text:style-name="P4"><text:span text:style-name="T3">dummy0</text:span></text:p>
          </draw:text-box>
        </draw:frame>
        <draw:line draw:style-name="gr6" draw:text-style-name="P6" draw:layer="layout" svg:x1="15.143cm" svg:y1="4.932cm" svg:x2="15.143cm" svg:y2="3.83cm">
          <text:p/>
        </draw:line>
        <draw:line draw:style-name="gr6" draw:text-style-name="P6" draw:layer="layout" svg:x1="15.389cm" svg:y1="4.932cm" svg:x2="14.898cm" svg:y2="4.932cm">
          <text:p/>
        </draw:line>
        <draw:frame draw:style-name="gr14" draw:text-style-name="P10" draw:layer="layout" svg:width="1.772cm" svg:height="0.662cm" svg:x="14.359cm" svg:y="4.809cm">
          <draw:text-box>
            <text:p text:style-name="P4"><text:span text:style-name="T3">dummy0</text:span></text:p>
          </draw:text-box>
        </draw:frame>
        <draw:line draw:style-name="gr6" draw:text-style-name="P6" draw:layer="layout" svg:x1="1.111cm" svg:y1="7.516cm" svg:x2="1.111cm" svg:y2="6.414cm">
          <text:p/>
        </draw:line>
        <draw:line draw:style-name="gr6" draw:text-style-name="P6" draw:layer="layout" svg:x1="1.356cm" svg:y1="7.516cm" svg:x2="0.865cm" svg:y2="7.516cm">
          <text:p/>
        </draw:line>
        <draw:frame draw:style-name="gr14" draw:text-style-name="P10" draw:layer="layout" svg:width="1.772cm" svg:height="0.662cm" svg:x="0.327cm" svg:y="7.393cm">
          <draw:text-box>
            <text:p text:style-name="P4"><text:span text:style-name="T3">dummy0</text:span></text:p>
          </draw:text-box>
        </draw:frame>
        <draw:line draw:style-name="gr6" draw:text-style-name="P6" draw:layer="layout" svg:x1="1.308cm" svg:y1="5.152cm" svg:x2="1.308cm" svg:y2="4.05cm">
          <text:p/>
        </draw:line>
        <draw:line draw:style-name="gr6" draw:text-style-name="P6" draw:layer="layout" svg:x1="1.554cm" svg:y1="5.152cm" svg:x2="1.063cm" svg:y2="5.152cm">
          <text:p/>
        </draw:line>
        <draw:frame draw:style-name="gr14" draw:text-style-name="P10" draw:layer="layout" svg:width="1.772cm" svg:height="0.662cm" svg:x="0.523cm" svg:y="5.029cm">
          <draw:text-box>
            <text:p text:style-name="P4"><text:span text:style-name="T3">dummy0</text:span></text:p>
          </draw:text-box>
        </draw:frame>
        <draw:frame draw:style-name="gr17" draw:text-style-name="P7" draw:layer="layout" svg:width="2.83cm" svg:height="0.662cm" svg:x="7.095cm" svg:y="4.614cm">
          <draw:text-box>
            <text:p text:style-name="P6"><text:span text:style-name="T2">OSPF area 0</text:span></text:p>
          </draw:text-box>
        </draw:frame>
        <draw:frame draw:style-name="gr1" draw:text-style-name="P1" draw:layer="layout" svg:width="1.472cm" svg:height="0.538cm" svg:x="14.696cm" svg:y="7.762cm">
          <draw:image xlink:href="Pictures/100000000000006400000025B079BBC7E6767A5A.jpg" xlink:type="simple" xlink:show="embed" xlink:actuate="onLoad">
            <text:p/>
          </draw:image>
        </draw:frame>
        <draw:frame draw:style-name="gr1" draw:text-style-name="P1" draw:layer="layout" svg:width="1.473cm" svg:height="0.538cm" svg:x="0.37cm" svg:y="7.859cm">
          <draw:image xlink:href="Pictures/100000000000006400000025B079BBC7E6767A5A.jpg" xlink:type="simple" xlink:show="embed" xlink:actuate="onLoad">
            <text:p/>
          </draw:image>
        </draw:frame>
        <draw:frame draw:style-name="gr16" draw:text-style-name="P9" draw:layer="layout" svg:width="1.772cm" svg:height="0.662cm" svg:x="8.862cm" svg:y="2.18cm">
          <draw:text-box>
            <text:p text:style-name="P8"><text:span text:style-name="T1">Cooper</text:span></text:p>
          </draw:text-box>
        </draw:frame>
        <draw:frame draw:style-name="gr18" draw:text-style-name="P1" draw:layer="layout" svg:width="1.962cm" svg:height="1.401cm" svg:x="7.214cm" svg:y="1.64cm">
          <draw:image xlink:href="Pictures/10001E0B0000160E00001623C4013914ADAE8809.svg" xlink:type="simple" xlink:show="embed" xlink:actuate="onLoad">
            <text:p/>
          </draw:image>
          <draw:image xlink:href="Pictures/10000201000000D5000000D64F83985DB2D1FBA8.png" xlink:type="simple" xlink:show="embed" xlink:actuate="onLoad"/>
        </draw:frame>
        <draw:frame draw:style-name="gr18" draw:text-style-name="P1" draw:layer="layout" svg:width="1.962cm" svg:height="1.4cm" svg:x="14.083cm" svg:y="2.81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2cm" svg:height="1.403cm" svg:x="0.1cm" svg:y="5.556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3cm" svg:height="1.402cm" svg:x="0.247cm" svg:y="3.109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4cm" svg:height="1.398cm" svg:x="3.043cm" svg:y="9.054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1cm" svg:height="1.399cm" svg:x="6.724cm" svg:y="9.108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3cm" svg:height="1.4cm" svg:x="10.133cm" svg:y="9.151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5cm" svg:height="1.398cm" svg:x="13.836cm" svg:y="9.054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8" draw:text-style-name="P1" draw:layer="layout" svg:width="1.963cm" svg:height="1.399cm" svg:x="14.328cm" svg:y="5.314cm">
          <draw:image xlink:href="Pictures/10001DE20000160E00001623B548BC16238DA977.svg" xlink:type="simple" xlink:show="embed" xlink:actuate="onLoad">
            <text:p/>
          </draw:image>
          <draw:image xlink:href="Pictures/10000201000000D5000000D6E9BD163EB65ADD93.png" xlink:type="simple" xlink:show="embed" xlink:actuate="onLoad"/>
        </draw:frame>
        <draw:frame draw:style-name="gr19" draw:text-style-name="P1" draw:layer="layout" svg:width="1.962cm" svg:height="1.479cm" svg:x="11.874cm" svg:y="6.6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9" draw:text-style-name="P1" draw:layer="layout" svg:width="1.963cm" svg:height="1.479cm" svg:x="4.884cm" svg:y="6.65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9" draw:text-style-name="P1" draw:layer="layout" svg:width="1.961cm" svg:height="1.481cm" svg:x="3.78cm" svg:y="4.699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frame draw:style-name="gr19" draw:text-style-name="P1" draw:layer="layout" svg:width="1.962cm" svg:height="1.481cm" svg:x="10.772cm" svg:y="4.699cm">
          <draw:image xlink:href="Pictures/10001A8F0000160E00001623A4203AC086B25353.svg" xlink:type="simple" xlink:show="embed" xlink:actuate="onLoad">
            <text:p/>
          </draw:image>
          <draw:image xlink:href="Pictures/10000201000000D5000000D6FC2CD67593EA6254.png" xlink:type="simple" xlink:show="embed" xlink:actuate="onLoad"/>
        </draw:frame>
        <draw:line draw:style-name="gr6" draw:text-style-name="P6" draw:layer="layout" svg:x1="4.025cm" svg:y1="11.189cm" svg:x2="4.025cm" svg:y2="10.08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adornments="Normal" style:font-pitch="fixed"/>
    <style:font-face style:name="DejaVu Sans Mono" svg:font-family="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 Condensed" svg:font-family="'DejaVu Sans Condensed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1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7-11-18T19:14:19.464190286</dc:date>
    <meta:editing-duration>PT7H23M59S</meta:editing-duration>
    <meta:editing-cycles>35</meta:editing-cycles>
    <meta:generator>LibreOffice/5.4.2.2.0$Linux_X86_64 LibreOffice_project/40m0$Build-2</meta:generator>
    <dc:creator>Philippe Latu</dc:creator>
    <meta:document-statistic meta:object-count="152"/>
  </office:meta>
</office:document-meta>
</file>